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line-through-style="soli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f you build it, no one will care</text:p>
      <text:p text:style-name="Standard"/>
      <text:p text:style-name="Standard">Is YOUR weather satellite being defunded by <text:span text:style-name="DEL"><text:span text:style-name="T1">fascist oligarch bootlickers</text:span></text:span> The Legitimate Government? NO worries! We've got NOAA AT HOME.</text:p>
      <text:p text:style-name="Standard"/>
      <text:p text:style-name="Standard">I spent the first twenty years of my adult life creating things. I made a film no one watched. I drew a comic no one read. I launched multiple Art Blogs. I pitched several ideas - some my own, others not - that never seemed to take flight, despite how excited I was about them. </text:p>
      <text:p text:style-name="Standard"/>
      <text:p text:style-name="Standard">But at least, when I sat down in a conference room (or towards the end, a zoom meeting) with a bunch of executives and prepared to put on my best Clown Show, I knew that pitching, storytelling and art was something I was definitively Good at. Everyone told me how talented I was, so it had to be true, right?</text:p>
      <text:p text:style-name="Standard"/>
      <text:p text:style-name="Standard">Right?</text:p>
      <text:p text:style-name="Standard"/>
      <text:p text:style-name="Standard">(You ever get art block so bad you sign up for a computer class and get a STEM degree? )</text:p>
      <text:p text:style-name="Standard"/>
      <text:p text:style-name="Standard">Building programs is fun, but when you're surrounded by students who are legitimately young enough to be your children, who are also outclassing you at every turn, those old demons resurface. It's one thing to put together a wonky little website when you're just starting out. It's another thing entirely when you're perimenopausal. People aren't as kind when you're older. Advice that serves you earlier in life comes off as condescending and belittling once you've passed the point where you were supposed to have built a career and put down roots. I'm behind two for two.</text:p>
      <text:p text:style-name="Standard"/>
      <text:p text:style-name="Standard">This past week, I finally finished the last batch of roughs on the comic I started almost a decade ago and never finished. By the end of 2026 I'd like to have a finished product I can self-publish, but considering how unlikely it is to ever find a wider audience, I often wonder if I would be better off focusing on my new path and leaving it behind as a hobby that never went anywhere. The drive to finish it is more a compulsion than anything else - if I don't complete it, it will haunt me. And so, working around homework, midterms, and finals, I put in a half hour of dogged work every day, cleaning linework for future me. </text:p>
      <text:p text:style-name="Standard"/>
      <text:p text:style-name="Standard">One thing I always got back when I was An Animator was that my work never had a consistent style. If I wanted to work on something dark and serious, my work was too cartoony and "cute." If I wanted to do a kids show, my work was too dark and emotional. Working on a sitcom? I used too many cameras. If I was working on an action show, my work was too flat. I had falsely believed being an artist meant exploring different styles and voices and stories, but it's far more convenient when you're one note, especially when you're building slop for idiots. In both art and tech, it seems the overwhelming message is - leave who you are at the door. (It's easier to replace a mindless drone with a robot down the line. You feel less guilty.) Being a complex human being who refuses to fit in a box is an act of resistance at this point, and I'm fucking here for it. </text:p>
      <text:p text:style-name="Standard"/>
      <text:p text:style-name="Standard">Despite my frustration I take a certain sense of comfort in the fact that most of what I do will never reach a wider audience, and in this case, perhaps it's to my benefit. There's a sense of freedom that comes with doing something just to do it, knowing that (probably) no one will ever look at it. And so I find myself going back to what I used to do at 19 - building something like a maniac, piecemeal, until it looks right. Is the code bad? Probably. Who gives a shit? I have no faith in any future, least of all mine. Plus, my art was bad back then too. Everything my light touches is going to be garbo for the next <text:soft-page-break/>decade so may as well get it out of the way now. </text:p>
      <text:p text:style-name="Standard"/>
      <text:p text:style-name="Standard">In addition to putting in my requisite 30 minutes on the comic each day, I've been attempting to put in a solid 30 on the weather app (NOAA At Home) and this website. Is it great? Absolutely not, but also, no one is looking at it except me. The robot has been helping me a great deal with the GUI, but the more I mess with it the more it makes sense. I still rely on online instruction far more than I would like, but hopefully that will change in time. Starting over is an exercise in frustration and patience. The only answer is time. Lucky for me, I still have plenty of it. <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W</meta:initial-creator>
    <meta:creation-date>2025-07-01T10:02:20.37</meta:creation-date>
    <dc:date>2025-07-04T10:58:04.62</dc:date>
    <dc:creator>A W</dc:creator>
    <meta:editing-duration>PT24M48S</meta:editing-duration>
    <meta:editing-cycles>2</meta:editing-cycles>
    <meta:generator>OpenOffice/4.1.15$Win32 OpenOffice.org_project/4115m2$Build-9813</meta:generator>
    <meta:document-statistic meta:table-count="0" meta:image-count="0" meta:object-count="0" meta:page-count="2" meta:paragraph-count="11" meta:word-count="798" meta:character-count="4161"/>
  </office:meta>
</office:document-meta>
</file>